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26fc" officeooo:paragraph-rsid="001526fc"/>
    </style:style>
    <style:style style:name="P2" style:family="paragraph" style:parent-style-name="Standard">
      <style:paragraph-properties fo:text-align="start" style:justify-single-word="false"/>
      <style:text-properties officeooo:rsid="001526fc" officeooo:paragraph-rsid="001526f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бранные места бот</text:p>
      <text:p text:style-name="P1">Техническое задание</text:p>
      <text:p text:style-name="P1"/>
      <text:p text:style-name="P2">Цель: облегчить поиск информации об организациях и местах, создание краткого описания места.</text:p>
      <text:p text:style-name="P2"/>
      <text:p text:style-name="P2">Вид бота: <text:span text:style-name="T2">Телеграм</text:span> бот.</text:p>
      <text:p text:style-name="P2"/>
      <text:p text:style-name="P2">Диалог с пользователем:</text:p>
      <text:p text:style-name="P2"/>
      <text:p text:style-name="P2">1. Инструктаж в использовании бота.</text:p>
      <text:p text:style-name="P2">2. Ввод названия места.</text:p>
      <text:p text:style-name="P2">3. Вывод нескольких результатов поиска.</text:p>
      <text:p text:style-name="P2">4. Выбор пользователем нужного варианта.</text:p>
      <text:p text:style-name="P2">5. Вывод составленного описания места.</text:p>
      <text:p text:style-name="P2"/>
      <text:p text:style-name="P2">В процессе будет использовано <text:span text:style-name="T1">API </text:span><text:span text:style-name="T2">Яндекс Карт.</text:span></text:p>
      <text:p text:style-name="P2"><text:span text:style-name="T2"/></text:p>
      <text:p text:style-name="P2"><text:span text:style-name="T2">Дополнительную помощь можно получить по введении команды /</text:span><text:span text:style-name="T1">help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21:20:32.056000000</meta:creation-date>
    <dc:date>2024-03-17T21:35:06.971000000</dc:date>
    <meta:editing-duration>PT14M35S</meta:editing-duration>
    <meta:editing-cycles>1</meta:editing-cycles>
    <meta:document-statistic meta:table-count="0" meta:image-count="0" meta:object-count="0" meta:page-count="1" meta:paragraph-count="12" meta:word-count="63" meta:character-count="460" meta:non-whitespace-character-count="409"/>
    <meta:generator>LibreOffice/7.6.4.1$Windows_X86_64 LibreOffice_project/e19e193f88cd6c0525a17fb7a176ed8e6a3e2aa1</meta:generator>
  </office:meta>
</office:document-meta>
</file>